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20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AHUANARI TEJADA, VICTOR AUGUST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IQT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3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RENGIFO PEÑA, JUAN CARLOS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3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2" office:value-type="string">
            <text:p text:style-name="P1">8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409586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230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7:4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2:48:48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